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Point </text:span><text:span text:style-name="T1">and Hybrid </text:span><text:span text:style-name="T1">Float 6 </text:span><text:span text:style-name="T1">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2" draw:layer="layout" svg:width="0.726cm" svg:height="0.502cm" svg:x="9.82cm" svg:y="7.491cm">
          <draw:text-box>
            <text:p text:style-name="P11"><text:span text:style-name="T3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2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2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3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4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5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6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7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9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2">213.13 <text:s/></text:span><text:span text:style-name="T13"><text:s text:c="4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20" draw:layer="layout" svg:x1="2.605cm" svg:y1="0.635cm" svg:x2="2.605cm" svg:y2="2.286cm">
              <text:p/>
            </draw:line>
            <draw:line draw:style-name="gr29" draw:text-style-name="P20" draw:layer="layout" svg:x1="4.385cm" svg:y1="0.636cm" svg:x2="4.385cm" svg:y2="2.287cm">
              <text:p/>
            </draw:line>
            <draw:line draw:style-name="gr29" draw:text-style-name="P20" draw:layer="layout" svg:x1="7.885cm" svg:y1="0.638cm" svg:x2="7.885cm" svg:y2="2.289cm">
              <text:p/>
            </draw:line>
            <draw:line draw:style-name="gr29" draw:text-style-name="P20" draw:layer="layout" svg:x1="0.706cm" svg:y1="1.443cm" svg:x2="11.247cm" svg:y2="1.443cm">
              <text:p/>
            </draw:line>
            <draw:line draw:style-name="gr29" draw:text-style-name="P20" draw:layer="layout" svg:x1="0.707cm" svg:y1="1.079cm" svg:x2="11.248cm" svg:y2="1.079cm">
              <text:p/>
            </draw:line>
            <draw:line draw:style-name="gr29" draw:text-style-name="P20" draw:layer="layout" svg:x1="0.708cm" svg:y1="1.843cm" svg:x2="11.249cm" svg:y2="1.843cm">
              <text:p/>
            </draw:line>
            <draw:line draw:style-name="gr30" draw:text-style-name="P20" draw:layer="layout" svg:x1="6.729cm" svg:y1="0.637cm" svg:x2="6.729cm" svg:y2="2.288cm">
              <text:p/>
            </draw:line>
            <draw:line draw:style-name="gr30" draw:text-style-name="P20" draw:layer="layout" svg:x1="10.187cm" svg:y1="0.638cm" svg:x2="10.187cm" svg:y2="2.289cm">
              <text:p/>
            </draw:line>
          </draw:g>
        </draw:g>
        <draw:line draw:style-name="gr31" draw:text-style-name="P20" draw:layer="layout" svg:x1="8.575cm" svg:y1="8.128cm" svg:x2="8.575cm" svg:y2="7.493cm">
          <text:p/>
        </draw:line>
        <draw:frame draw:style-name="gr32" draw:text-style-name="P21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20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2" draw:layer="layout" svg:width="3.252cm" svg:height="0.477cm" svg:x="8.543cm" svg:y="8.145cm">
          <draw:text-box>
            <text:p><text:span text:style-name="T16">Total = 387 ms (2.6 FP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1:05.760876960</dc:date>
    <meta:editing-duration>PT6H23M13S</meta:editing-duration>
    <meta:editing-cycles>113</meta:editing-cycles>
    <meta:document-statistic meta:object-count="138"/>
  </office:meta>
</office:document-meta>
</file>